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Times New Roman" svg:font-family="'Times New Roman'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6.149cm"/>
    </style:style>
    <style:style style:name="co5" style:family="table-column">
      <style:table-column-properties fo:break-before="auto" style:column-width="5.041cm"/>
    </style:style>
    <style:style style:name="co6" style:family="table-column">
      <style:table-column-properties fo:break-before="auto" style:column-width="1.937cm"/>
    </style:style>
    <style:style style:name="co7" style:family="table-column">
      <style:table-column-properties fo:break-before="auto" style:column-width="8.024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0.238cm"/>
    </style:style>
    <style:style style:name="co10" style:family="table-column">
      <style:table-column-properties fo:break-before="auto" style:column-width="1.967cm"/>
    </style:style>
    <style:style style:name="ro1" style:family="table-row">
      <style:table-row-properties style:row-height="0.917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1.649cm" fo:break-before="auto" style:use-optimal-row-height="false"/>
    </style:style>
    <style:style style:name="ta1" style:family="table" style:master-page-name="PageStyle_5f_Sheet1">
      <style:table-properties table:display="false" style:writing-mode="lr-tb"/>
    </style:style>
    <style:style style:name="ta2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css3t:text-justify="auto" style:vertical-align="top"/>
      <style:paragraph-properties fo:margin-left="0cm" style:writing-mode="pag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252" table:default-cell-style-name="ce5"/>
        <table:table-column table:style-name="co6" table:number-columns-repeated="767" table:default-cell-style-name="Default"/>
        <table:table-row table:style-name="ro1">
          <table:table-cell office:value-type="string" calcext:value-type="string">
            <text:p>Task ID</text:p>
          </table:table-cell>
          <table:table-cell office:value-type="string" calcext:value-type="string">
            <text:p>Reviewer</text:p>
          </table:table-cell>
          <table:table-cell table:style-name="ce2" office:value-type="string" calcext:value-type="string">
            <text:p>Suitability (Great/good/lacking/rejected)</text:p>
          </table:table-cell>
          <table:table-cell table:style-name="ce1" office:value-type="string" calcext:value-type="string">
            <text:p>Comment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AT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T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T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T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T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U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U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AU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A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H-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CZ-01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nswer C ist correct as well. The information is encoded there. It might be difficult to decode but not impossible in principle. One could rephrase the question: ... is it possible to easily tell the price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2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rejected</text:p>
          </table:table-cell>
          <table:table-cell office:value-type="string" calcext:value-type="string">
            <text:p>Very nice task, but not internationally suited. In Switzerland, nobody learns about information coding in school. One could rephrase the question, asking about the number of possible outcomes, or propose a scheme with yes/no answers..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3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lacking</text:p>
          </table:table-cell>
          <table:table-cell office:value-type="string" calcext:value-type="string">
            <text:p>Way too complicated, took me 5 minutes to understand (had to look at the solution) and antoher 5 minutes to verify the solutions. Also, the setting is very unnatural, there should be a better cover story (or none at all). However, the idea is nice, may be with a smaller graph?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4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In order to help, one could describe the values of the positions, 1,2,4,8 and so on, so the students can understand that the position -1 should be 1/2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5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These kind of exercices are unclear. For any order, you can find a formula/justification to why it is ordered. Note that D ist ordered by the number of spikes modulo 4! (Like for instance any sequence of n numbers can be continued by a polynomial of degree n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6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The english text has to reworked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7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lacking</text:p>
          </table:table-cell>
          <table:table-cell office:value-type="string" calcext:value-type="string">
            <text:p>The story is long, the solution is wrong (the best score is 19), it is a shortest path problem and in this kind of graph, you use topological sorting for this (which can be viewed as dynamic programming, but I would rather mention shortest path problems).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8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Some little polishing of the text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09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Write all numbers as words. The process is not clear. What exactly happens, when there are 7 scoops left, and 8 are taken out? This suggest, that refills occur during taking out oil, which would imply that the jar never gets emptied. You mention this case or change the numbers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CZ-10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lacking</text:p>
          </table:table-cell>
          <table:table-cell office:value-type="string" calcext:value-type="string">
            <text:p>Excellent idea, only, personally (and I think other do so too), I always lick the icecream right above the cone first, so it does not drop. And then I work my way up ;-) The task should be changed to something one naturally works ones ways downward (like unstacking something, taking something out of a box or a similar process)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DE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DE-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HU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HU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HU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HU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IT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IT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IT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IT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IT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5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5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JP-06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014-LT-01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reat</text:p>
          </table:table-cell>
          <table:table-cell table:style-name="ce4" office:value-type="string" calcext:value-type="string">
            <text:p>I would re-write the last sentence for being more understandable and avoid errors: ...all the fields having <text:span text:style-name="T1">at least one</text:span><text:span text:style-name="T2"> common border with </text:span><text:span text:style-name="T1">some of the</text:span><text:span text:style-name="T2"> already flooded areas. It can be also asked “how many hours has it passed when the last field is flooded?” I think that the difficulty of these tasks is too hard for Age Group 1.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LT-02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sam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LT-03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sa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4-LT-0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lacking</text:p>
          </table:table-cell>
          <table:table-cell table:style-name="ce4" office:value-type="string" calcext:value-type="string">
            <text:p>I think that is more suitable the word “board” or “panel” and not “stand”. Moreover, it is ambiguous because one thin line can be 1 or 2 boards (or double sided board) The answer is “20 two sided stands”, that is, 40 stands? Other: will children under 11 years old know what a stand is? Finally, solutions can include where visitors must pass only once per stand (or not, but then, there will be more solutions). (and “The Beaver <text:span text:style-name="T1">has</text:span><text:span text:style-name="T2"> task...”).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4-LT-05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Explanation can be different but it works only one round ?! Take groups of 5 flowers, first from pink to double purple (you have repeated the last one, purple), second group of 5 flowers where you repeat the second last flower (blue), and so on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4-LT-06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reat</text:p>
          </table:table-cell>
          <table:table-cell table:style-name="ce4" office:value-type="string" calcext:value-type="string">
            <text:p>Very nice. Two formal things: a) use “square panels” both in the body and in the question (instead of “plates”); numbering is wrong, it is written 2014-LT-02 and it is 2014-LT-06 (and also the other files)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4-LT-07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I know that it will be translated to each language (if it is selected), but Lina and Linas are very similar names, and at the beginning I thought that the cooker and the seller were the same person (what a muddle). Other: take care and not put as solution 12 or more bagels (it should be possible, if seller has sold packs like ABO or BOA or OAB or bigger)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4-LT-08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great</text:p>
          </table:table-cell>
          <table:table-cell table:style-name="ce4" office:value-type="string" calcext:value-type="string">
            <text:p>Very important the word “step” in the last sentence of the body. It is not the same Each tree preparation than Each tree preparation step... Put it in <text:span text:style-name="T3">bold</text:span><text:span text:style-name="T2">.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14-NL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NL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NL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NL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NL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PL-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2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RU-08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E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E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E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E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E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6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I-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K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P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P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SP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TW-01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TW-01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TW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TW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TW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TW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UA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UA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UA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UA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UA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09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10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1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1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1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1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BE-1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4-FR-07</text:p>
          </table:table-cell>
          <table:table-cell table:number-columns-repeated="102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5" table:default-cell-style-name="ce5"/>
        <table:table-column table:style-name="co9" table:default-cell-style-name="ce7"/>
        <table:table-column table:style-name="co10" table:number-columns-repeated="253" table:default-cell-style-name="ce5"/>
        <table:table-column table:style-name="co10" table:number-columns-repeated="767" table:default-cell-style-name="Default"/>
        <table:table-row table:style-name="ro4">
          <table:table-cell table:style-name="ce1" office:value-type="string">
            <text:p>Task ID</text:p>
          </table:table-cell>
          <table:table-cell table:style-name="ce1" office:value-type="string">
            <text:p>Reviewer</text:p>
          </table:table-cell>
          <table:table-cell table:style-name="ce2" office:value-type="string">
            <text:p>Suitability (Great/good/lacking/rejected)</text:p>
          </table:table-cell>
          <table:table-cell table:style-name="ce6" office:value-type="string">
            <text:p>Comments</text:p>
          </table:table-cell>
          <table:table-cell table:number-columns-repeated="1020"/>
        </table:table-row>
        <table:table-row table:style-name="ro4">
          <table:table-cell office:value-type="string">
            <text:p>2014-TW-01a_Moving_in_Hexagonal_Grids</text:p>
          </table:table-cell>
          <table:table-cell office:value-type="string">
            <text:p>Hein</text:p>
          </table:table-cell>
          <table:table-cell office:value-type="string">
            <text:p>great</text:p>
          </table:table-cell>
          <table:table-cell office:value-type="string">
            <text:p>The explanation states that 8 is the sortest distance. But it does not argue, why there can not be a shorter path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The explanation has been revised.</text:p>
          </table:table-cell>
          <table:table-cell table:number-columns-repeated="1020"/>
        </table:table-row>
        <table:table-row table:style-name="ro4">
          <table:table-cell office:value-type="string">
            <text:p>2014-TW-01b_Moving_in_Hexagonal_Grids</text:p>
          </table:table-cell>
          <table:table-cell office:value-type="string">
            <text:p>Hein</text:p>
          </table:table-cell>
          <table:table-cell office:value-type="string">
            <text:p>good</text:p>
          </table:table-cell>
          <table:table-cell office:value-type="string">
            <text:p>Same principle as in “2014-TW-01a Moving in Hexagonal Grids”, but more complicated. “Less complicated” is better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Yes, this task is more complicated than 2014-TW-01a. <text:s/>Our original plan was to design an easy task and a more complicated one for advanced students.</text:p>
          </table:table-cell>
          <table:table-cell table:number-columns-repeated="1020"/>
        </table:table-row>
        <table:table-row table:style-name="ro4">
          <table:table-cell office:value-type="string">
            <text:p>2014-TW-02_Car_Passing</text:p>
          </table:table-cell>
          <table:table-cell office:value-type="string">
            <text:p>Hein</text:p>
          </table:table-cell>
          <table:table-cell office:value-type="string">
            <text:p>good</text:p>
          </table:table-cell>
          <table:table-cell office:value-type="string">
            <text:p>no comment</text:p>
          </table:table-cell>
          <table:table-cell table:number-columns-repeated="1020"/>
        </table:table-row>
        <table:table-row table:style-name="ro4">
          <table:table-cell office:value-type="string">
            <text:p>2014-TW-03_Go_Camping</text:p>
          </table:table-cell>
          <table:table-cell office:value-type="string">
            <text:p>Hein</text:p>
          </table:table-cell>
          <table:table-cell office:value-type="string">
            <text:p>good</text:p>
          </table:table-cell>
          <table:table-cell office:value-type="string">
            <text:p>no comment</text:p>
          </table:table-cell>
          <table:table-cell table:number-columns-repeated="1020"/>
        </table:table-row>
        <table:table-row table:style-name="ro4">
          <table:table-cell office:value-type="string">
            <text:p>2014-TW-04_Social_Network_of_Beavertwon</text:p>
          </table:table-cell>
          <table:table-cell office:value-type="string">
            <text:p>Hein</text:p>
          </table:table-cell>
          <table:table-cell office:value-type="string">
            <text:p>good</text:p>
          </table:table-cell>
          <table:table-cell office:value-type="string">
            <text:p>no comment</text:p>
          </table:table-cell>
          <table:table-cell table:number-columns-repeated="1020"/>
        </table:table-row>
        <table:table-row table:style-name="ro4">
          <table:table-cell office:value-type="string">
            <text:p>2014-TW-05_Summed_Area_Table</text:p>
          </table:table-cell>
          <table:table-cell office:value-type="string">
            <text:p>Hein</text:p>
          </table:table-cell>
          <table:table-cell office:value-type="string">
            <text:p>good</text:p>
          </table:table-cell>
          <table:table-cell office:value-type="string">
            <text:p>The website “http://en.wikipedia.org/wiki/Alfréd_Haar” might be interesting, too. The term “Haar-like” is not commonly known.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The website has been added into WEBSITES.</text:p>
          </table:table-cell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"/>
    <style:font-face style:name="Times New Roman" svg:font-family="'Times New Roman'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20P0" style:volatile="true">
      <number:number number:decimal-places="0" number:min-integer-digits="1" number:grouping="true"/>
      <number:text>€</number:text>
    </number:number-style>
    <number:number-style style:name="N120">
      <number:text>-</number:text>
      <number:number number:decimal-places="0" number:min-integer-digits="1" number:grouping="true"/>
      <number:text>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1P0"/>
    </number:number-style>
    <number:number-style style:name="N123P0" style:volatile="true">
      <number:number number:decimal-places="2" number:min-integer-digits="1" number:grouping="true"/>
      <number:text>€</number:text>
    </number:number-style>
    <number:number-style style:name="N123">
      <number:text>-</number:text>
      <number:number number:decimal-places="2" number:min-integer-digits="1" number:grouping="true"/>
      <number:text>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  </number:text>
    </number:number-style>
    <number:number-style style:name="N128P1" style:volatile="true">
      <number:text>-</number:text>
      <number:number number:decimal-places="0" number:min-integer-digits="1" number:grouping="true"/>
      <number:text>   </number:text>
    </number:number-style>
    <number:number-style style:name="N128P2" style:volatile="true">
      <number:text>-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-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P1" style:volatile="true">
      <number:text>-</number:text>
      <number:number number:decimal-places="2" number:min-integer-digits="1" number:grouping="true"/>
      <number:text>   </number:text>
    </number:number-style>
    <number:number-style style:name="N136P2" style:volatile="true">
      <number:text>-</number:text>
      <number:number number:decimal-places="0" number:min-integer-digits="0"/>
      <number:text>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€ </number:text>
    </number:number-style>
    <number:number-style style:name="N140P1" style:volatile="true">
      <number:text>-</number:text>
      <number:number number:decimal-places="2" number:min-integer-digits="1" number:grouping="true"/>
      <number:text>€ </number:text>
    </number:number-style>
    <number:number-style style:name="N140P2" style:volatile="true">
      <number:text>-</number:text>
      <number:number number:decimal-places="0" number:min-integer-digits="0"/>
      <number:text>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7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0P0"/>
    </number:number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integer-digits="1" number:grouping="true"/>
      <number:text>    </number:text>
    </number:number-style>
    <number:number-style style:name="N158P1" style:volatile="true">
      <number:text>-</number:text>
      <number:number number: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   </number:text>
    </number:number-style>
    <number:number-style style:name="N166P1" style:volatile="true">
      <number:text>-</number:text>
      <number:number number: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71cm" style:rotation-align="none" style:vertical-align="top"/>
      <style:text-properties fo:color="#000000" style:font-name="Helvetica Neue" fo:font-size="11pt" style:font-name-asian="Arial Unicode MS" style:font-size-asian="11pt" style:font-name-complex="Arial Unicode M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02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02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02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_20_1" style:display-name="Ergebnis 1" style:family="table-cell" style:parent-style-name="Default">
      <style:table-cell-properties fo:border-bottom="0.006cm double #33cccc" style:border-line-width-bottom="0cm 0.004cm 0.002cm" style:diagonal-bl-tr="none" style:diagonal-tl-br="none" fo:border-left="none" fo:padding="0.071cm" fo:border-right="none" style:rotation-align="none" fo:border-top="0.002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02cm solid #c0c0c0" fo:padding="0.071cm" style:rotation-align="none"/>
    </style:style>
    <style:style style:name="Schlech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006cm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006cm double #333333" style:border-line-width="0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053cm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053cm solid #c0c0c0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35cm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able-cell-properties fo:padding="0.071cm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5" style:display-name="Überschrift 5" style:family="table-cell" style:parent-style-name="Default">
      <style:table-cell-properties fo:padding="0.071cm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014/05/28</text:date>, <text:time>15:56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_20_-_20_Tabelle_20_1" style:display-name="PageStyle_Sheet1 - Tabel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8T13:13:49.910000000</meta:creation-date>
    <dc:date>2014-05-28T15:56:34.68</dc:date>
    <meta:generator>OpenOffice.org/3.4.1$Win32 OpenOffice.org_project/341m1$Build-9593</meta:generator>
    <meta:editing-duration>PT4M55S</meta:editing-duration>
    <meta:editing-cycles>3</meta:editing-cycles>
    <meta:document-statistic meta:table-count="2" meta:cell-count="235" meta:object-count="0"/>
  </office:meta>
</office:document-meta>
</file>